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02cm" draw:marker-start-width="0.352cm" draw:marker-end-width="0.352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102cm" svg:stroke-color="#ffd320" draw:marker-start-width="0.275cm" draw:marker-end-width="0.275cm" draw:fill="solid" draw:fill-color="#ffffff" draw:textarea-horizontal-align="justify" draw:textarea-vertical-align="middle" draw:auto-grow-height="false" fo:padding-top="0.174cm" fo:padding-bottom="0.174cm" fo:padding-left="0.299cm" fo:padding-right="0.299cm"/>
    </style:style>
    <style:style style:name="gr3" style:family="graphic" style:parent-style-name="standard">
      <style:graphic-properties draw:stroke="none" svg:stroke-width="0.102cm" svg:stroke-color="#579d1c" draw:marker-start-width="0.352cm" draw:marker-end-width="0.352cm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102cm" svg:stroke-color="#579d1c" draw:marker-start-width="0.275cm" draw:marker-end-width="0.275cm" draw:fill="solid" draw:fill-color="#579d1c" draw:textarea-horizontal-align="justify" draw:textarea-vertical-align="middle" draw:auto-grow-height="false" fo:padding-top="0.174cm" fo:padding-bottom="0.174cm" fo:padding-left="0.299cm" fo:padding-right="0.299cm"/>
    </style:style>
    <style:style style:name="P1" style:family="paragraph">
      <style:paragraph-properties fo:text-align="center"/>
      <style:text-properties fo:font-size="4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48pt" style:font-size-asian="18pt" style:font-size-complex="18pt"/>
    </style:style>
    <style:style style:name="P4" style:family="paragraph">
      <style:paragraph-properties fo:text-align="center"/>
      <style:text-properties fo:color="#ffffff" fo:font-size="48pt" style:font-size-asian="18pt" style:font-size-complex="18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size="48pt" fo:font-weight="bold" style:font-size-asian="18pt" style:font-weight-asian="bold" style:font-size-complex="18pt" style:font-weight-complex="bold"/>
    </style:style>
    <style:style style:name="T1" style:family="text">
      <style:text-properties fo:color="#dc2300" fo:font-size="48pt" style:font-size-asian="18pt" style:font-size-complex="18pt"/>
    </style:style>
    <style:style style:name="T2" style:family="text">
      <style:text-properties fo:color="#ffffff" fo:font-size="4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95cm" svg:height="3.178cm" svg:x="11.6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64cm" svg:height="2.749cm" svg:x="11.974cm" svg:y="13.554cm">
          <text:p text:style-name="P2"><text:span text:style-name="T1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045cm" svg:height="3.178cm" svg:x="11.6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29cm" svg:height="2.75cm" svg:x="11.935cm" svg:y="9.464cm">
          <text:p text:style-name="P2"><text:span text:style-name="T1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093cm" svg:height="3.178cm" svg:x="11.7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503cm" svg:height="2.749cm" svg:x="11.983cm" svg:y="17.643cm">
          <text:p text:style-name="P2"><text:span text:style-name="T1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68cm" svg:height="3.178cm" svg:x="11.7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125cm" svg:height="2.749cm" svg:x="11.945cm" svg:y="22.213cm">
          <text:p text:style-name="P2"><text:span text:style-name="T1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01cm" svg:height="3.178cm" svg:x="11.7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316cm" svg:height="2.749cm" svg:x="12.057cm" svg:y="26.943cm">
          <text:p text:style-name="P2"><text:span text:style-name="T1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395cm" svg:height="3.178cm" svg:x="24.887cm" svg:y="13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.864cm" svg:height="2.749cm" svg:x="25.174cm" svg:y="13.554cm">
          <text:p text:style-name="P5"><text:span text:style-name="T2">Do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045cm" svg:height="3.178cm" svg:x="24.887cm" svg:y="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29cm" svg:height="2.75cm" svg:x="25.135cm" svg:y="9.464cm">
          <text:p text:style-name="P5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093cm" svg:height="3.178cm" svg:x="24.959cm" svg:y="17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503cm" svg:height="2.749cm" svg:x="25.183cm" svg:y="17.643cm">
          <text:p text:style-name="P2"><text:span text:style-name="T2">Metr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8cm" svg:height="3.178cm" svg:x="24.93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6.125cm" svg:height="2.749cm" svg:x="25.145cm" svg:y="22.213cm">
          <text:p text:style-name="P5"><text:span text:style-name="T2">G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101cm" svg:height="3.178cm" svg:x="24.959cm" svg:y="2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1.316cm" svg:height="2.749cm" svg:x="25.257cm" svg:y="26.943cm">
          <text:p text:style-name="P5"><text:span text:style-name="T2">Edoovill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02T17:36:55</meta:creation-date>
    <dc:date>2014-09-25T03:31:08</dc:date>
    <meta:editing-duration>PT38M43S</meta:editing-duration>
    <meta:editing-cycles>12</meta:editing-cycles>
    <meta:generator>LibreOffice/3.5$Linux_X86_64 LibreOffice_project/350m1$Build-2</meta:generator>
    <meta:document-statistic meta:object-count="20"/>
  </office:meta>
</office:document-meta>
</file>